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style:text-autospace="none" fo:margin-bottom="0in" fo:line-height="100%"/>
    </style:style>
    <style:style style:name="T3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4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5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6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7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8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9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10" style:parent-style-name="Normal" style:family="paragraph">
      <style:paragraph-properties style:text-autospace="none" fo:margin-bottom="0in" fo:line-height="100%"/>
    </style:style>
    <style:style style:name="T11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2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13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4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5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6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7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8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9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20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1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22" style:parent-style-name="Normal" style:family="paragraph">
      <style:paragraph-properties style:text-autospace="none" fo:margin-bottom="0in" fo:line-height="100%"/>
    </style:style>
    <style:style style:name="T23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4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25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6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27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8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29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0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31" style:parent-style-name="Normal" style:family="paragraph">
      <style:paragraph-properties style:text-autospace="none" fo:margin-bottom="0in" fo:line-height="100%"/>
    </style:style>
    <style:style style:name="T32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3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34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5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36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7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38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9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40" style:parent-style-name="Normal" style:family="paragraph">
      <style:paragraph-properties style:text-autospace="none" fo:margin-bottom="0in" fo:line-height="100%"/>
    </style:style>
    <style:style style:name="T41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2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43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4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45" style:parent-style-name="Normal" style:family="paragraph">
      <style:paragraph-properties style:text-autospace="none" fo:margin-bottom="0in" fo:line-height="100%"/>
    </style:style>
    <style:style style:name="T46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7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48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9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50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51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52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53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54" style:parent-style-name="Normal" style:family="paragraph">
      <style:paragraph-properties style:text-autospace="none" fo:margin-bottom="0in" fo:line-height="100%"/>
    </style:style>
    <style:style style:name="T55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56" style:parent-style-name="DefaultParagraphFont" style:family="text">
      <style:text-properties style:font-name="Consolas" style:font-name-complex="Consolas" fo:font-size="9.5pt" style:font-size-asian="9.5pt" style:font-size-complex="9.5pt"/>
    </style:style>
    <style:style style:name="T5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58" style:parent-style-name="Normal" style:family="paragraph">
      <style:paragraph-properties style:text-autospace="none" fo:margin-bottom="0in" fo:line-height="100%"/>
    </style:style>
    <style:style style:name="T59" style:parent-style-name="DefaultParagraphFont" style:family="text">
      <style:text-properties style:font-name="Consolas" style:font-name-complex="Consolas" fo:font-size="9.5pt" style:font-size-asian="9.5pt" style:font-size-complex="9.5pt"/>
    </style:style>
    <style:style style:name="T6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61" style:parent-style-name="Normal" style:family="paragraph">
      <style:paragraph-properties style:text-autospace="none" fo:margin-bottom="0in" fo:line-height="100%"/>
    </style:style>
    <style:style style:name="T62" style:parent-style-name="DefaultParagraphFont" style:family="text">
      <style:text-properties style:font-name="Consolas" style:font-name-complex="Consolas" fo:font-size="9.5pt" style:font-size-asian="9.5pt" style:font-size-complex="9.5pt"/>
    </style:style>
    <style:style style:name="T6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64" style:parent-style-name="Normal" style:family="paragraph">
      <style:paragraph-properties style:text-autospace="none" fo:margin-bottom="0in" fo:line-height="100%"/>
    </style:style>
    <style:style style:name="T65" style:parent-style-name="DefaultParagraphFont" style:family="text">
      <style:text-properties style:font-name="Consolas" style:font-name-complex="Consolas" fo:font-size="9.5pt" style:font-size-asian="9.5pt" style:font-size-complex="9.5pt"/>
    </style:style>
    <style:style style:name="T66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67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68" style:parent-style-name="Normal" style:family="paragraph">
      <style:paragraph-properties style:text-autospace="none" fo:margin-bottom="0in" fo:line-height="100%"/>
    </style:style>
    <style:style style:name="T69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70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71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72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73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74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75" style:parent-style-name="Normal" style:family="paragraph">
      <style:paragraph-properties style:text-autospace="none" fo:margin-bottom="0in" fo:line-height="100%"/>
    </style:style>
    <style:style style:name="T7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77" style:parent-style-name="DefaultParagraphFont" style:family="text">
      <style:text-properties style:font-name="Consolas" style:font-name-complex="Consolas" fo:font-size="9.5pt" style:font-size-asian="9.5pt" style:font-size-complex="9.5pt"/>
    </style:style>
    <style:style style:name="T7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79" style:parent-style-name="DefaultParagraphFont" style:family="text">
      <style:text-properties style:font-name="Consolas" style:font-name-complex="Consolas" fo:font-size="9.5pt" style:font-size-asian="9.5pt" style:font-size-complex="9.5pt"/>
    </style:style>
    <style:style style:name="P80" style:parent-style-name="Normal" style:family="paragraph">
      <style:text-properties fo:language="en" fo:country="US"/>
    </style:style>
    <style:style style:name="P81" style:parent-style-name="Normal" style:family="paragraph">
      <style:text-properties fo:language="en" fo:country="US"/>
    </style:style>
    <style:style style:name="P82" style:parent-style-name="Normal" style:family="paragraph">
      <style:paragraph-properties style:text-autospace="none" fo:margin-bottom="0in" fo:line-height="100%"/>
    </style:style>
    <style:style style:name="T83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84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85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86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87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88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89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90" style:parent-style-name="Normal" style:family="paragraph">
      <style:paragraph-properties style:text-autospace="none" fo:margin-bottom="0in" fo:line-height="100%"/>
    </style:style>
    <style:style style:name="T91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92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93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94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95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96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97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98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99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00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01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102" style:parent-style-name="Normal" style:family="paragraph">
      <style:paragraph-properties style:text-autospace="none" fo:margin-bottom="0in" fo:line-height="100%"/>
    </style:style>
    <style:style style:name="T103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04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05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06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07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08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109" style:parent-style-name="Normal" style:family="paragraph">
      <style:paragraph-properties style:text-autospace="none" fo:margin-bottom="0in" fo:line-height="100%"/>
    </style:style>
    <style:style style:name="T110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11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12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13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14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15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16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17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118" style:parent-style-name="Normal" style:family="paragraph">
      <style:paragraph-properties style:text-autospace="none" fo:margin-bottom="0in" fo:line-height="100%"/>
    </style:style>
    <style:style style:name="T119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20" style:parent-style-name="DefaultParagraphFont" style:family="text">
      <style:text-properties style:font-name="Consolas" style:font-name-complex="Consolas" fo:font-size="9.5pt" style:font-size-asian="9.5pt" style:font-size-complex="9.5pt"/>
    </style:style>
    <style:style style:name="T12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22" style:parent-style-name="DefaultParagraphFont" style:family="text">
      <style:text-properties style:font-name="Consolas" style:font-name-complex="Consolas" fo:font-size="9.5pt" style:font-size-asian="9.5pt" style:font-size-complex="9.5pt"/>
    </style:style>
    <style:style style:name="T12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24" style:parent-style-name="DefaultParagraphFont" style:family="text">
      <style:text-properties style:font-name="Consolas" style:font-name-complex="Consolas" fo:font-size="9.5pt" style:font-size-asian="9.5pt" style:font-size-complex="9.5pt"/>
    </style:style>
    <style:style style:name="T12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126" style:parent-style-name="Normal" style:family="paragraph">
      <style:paragraph-properties style:text-autospace="none" fo:margin-bottom="0in" fo:line-height="100%"/>
    </style:style>
    <style:style style:name="T127" style:parent-style-name="DefaultParagraphFont" style:family="text">
      <style:text-properties style:font-name="Consolas" style:font-name-complex="Consolas" fo:font-size="9.5pt" style:font-size-asian="9.5pt" style:font-size-complex="9.5pt"/>
    </style:style>
    <style:style style:name="T12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29" style:parent-style-name="DefaultParagraphFont" style:family="text">
      <style:text-properties style:font-name="Consolas" style:font-name-complex="Consolas" fo:font-size="9.5pt" style:font-size-asian="9.5pt" style:font-size-complex="9.5pt"/>
    </style:style>
    <style:style style:name="T13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31" style:parent-style-name="DefaultParagraphFont" style:family="text">
      <style:text-properties style:font-name="Consolas" style:font-name-complex="Consolas" fo:font-size="9.5pt" style:font-size-asian="9.5pt" style:font-size-complex="9.5pt"/>
    </style:style>
    <style:style style:name="T13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133" style:parent-style-name="Normal" style:family="paragraph">
      <style:paragraph-properties style:text-autospace="none" fo:margin-bottom="0in" fo:line-height="100%"/>
    </style:style>
    <style:style style:name="T134" style:parent-style-name="DefaultParagraphFont" style:family="text">
      <style:text-properties style:font-name="Consolas" style:font-name-complex="Consolas" fo:font-size="9.5pt" style:font-size-asian="9.5pt" style:font-size-complex="9.5pt"/>
    </style:style>
    <style:style style:name="T135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36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37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38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39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40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41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42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143" style:parent-style-name="Normal" style:family="paragraph">
      <style:paragraph-properties style:text-autospace="none" fo:margin-bottom="0in" fo:line-height="100%"/>
    </style:style>
    <style:style style:name="T144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45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46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47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148" style:parent-style-name="Normal" style:family="paragraph">
      <style:paragraph-properties style:text-autospace="none" fo:margin-bottom="0in" fo:line-height="100%"/>
    </style:style>
    <style:style style:name="T149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50" style:parent-style-name="DefaultParagraphFont" style:family="text">
      <style:text-properties style:font-name="Consolas" style:font-name-complex="Consolas" fo:font-size="9.5pt" style:font-size-asian="9.5pt" style:font-size-complex="9.5pt"/>
    </style:style>
    <style:style style:name="T15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152" style:parent-style-name="Normal" style:family="paragraph">
      <style:paragraph-properties style:text-autospace="none" fo:margin-bottom="0in" fo:line-height="100%"/>
    </style:style>
    <style:style style:name="T153" style:parent-style-name="DefaultParagraphFont" style:family="text">
      <style:text-properties style:font-name="Consolas" style:font-name-complex="Consolas" fo:font-size="9.5pt" style:font-size-asian="9.5pt" style:font-size-complex="9.5pt"/>
    </style:style>
    <style:style style:name="T15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55" style:parent-style-name="DefaultParagraphFont" style:family="text">
      <style:text-properties style:font-name="Consolas" style:font-name-complex="Consolas" fo:font-size="9.5pt" style:font-size-asian="9.5pt" style:font-size-complex="9.5pt"/>
    </style:style>
    <style:style style:name="T15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57" style:parent-style-name="DefaultParagraphFont" style:family="text">
      <style:text-properties style:font-name="Consolas" style:font-name-complex="Consolas" fo:font-size="9.5pt" style:font-size-asian="9.5pt" style:font-size-complex="9.5pt"/>
    </style:style>
    <style:style style:name="T15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159" style:parent-style-name="Normal" style:family="paragraph">
      <style:paragraph-properties style:text-autospace="none" fo:margin-bottom="0in" fo:line-height="100%"/>
    </style:style>
    <style:style style:name="T16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61" style:parent-style-name="DefaultParagraphFont" style:family="text">
      <style:text-properties style:font-name="Consolas" style:font-name-complex="Consolas" fo:font-size="9.5pt" style:font-size-asian="9.5pt" style:font-size-complex="9.5pt"/>
    </style:style>
    <style:style style:name="T16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63" style:parent-style-name="DefaultParagraphFont" style:family="text">
      <style:text-properties style:font-name="Consolas" style:font-name-complex="Consolas" fo:font-size="9.5pt" style:font-size-asian="9.5pt" style:font-size-complex="9.5pt"/>
    </style:style>
    <style:style style:name="P164" style:parent-style-name="Normal" style:family="paragraph">
      <style:text-properties fo:language="en" fo:country="US"/>
    </style:style>
    <style:style style:name="P165" style:parent-style-name="Normal" style:family="paragraph">
      <style:paragraph-properties style:text-autospace="none" fo:margin-bottom="0in" fo:line-height="100%"/>
    </style:style>
    <style:style style:name="T16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67" style:parent-style-name="DefaultParagraphFont" style:family="text">
      <style:text-properties style:font-name="Consolas" style:font-name-complex="Consolas" fo:font-size="9.5pt" style:font-size-asian="9.5pt" style:font-size-complex="9.5pt"/>
    </style:style>
    <style:style style:name="T16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69" style:parent-style-name="DefaultParagraphFont" style:family="text">
      <style:text-properties style:font-name="Consolas" style:font-name-complex="Consolas" fo:font-size="9.5pt" style:font-size-asian="9.5pt" style:font-size-complex="9.5pt"/>
    </style:style>
    <style:style style:name="T17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71" style:parent-style-name="DefaultParagraphFont" style:family="text">
      <style:text-properties style:font-name="Consolas" style:font-name-complex="Consolas" fo:font-size="9.5pt" style:font-size-asian="9.5pt" style:font-size-complex="9.5pt"/>
    </style:style>
    <style:style style:name="T17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173" style:parent-style-name="Normal" style:family="paragraph">
      <style:paragraph-properties style:text-autospace="none" fo:margin-bottom="0in" fo:line-height="100%"/>
    </style:style>
    <style:style style:name="T174" style:parent-style-name="DefaultParagraphFont" style:family="text">
      <style:text-properties style:font-name="Consolas" style:font-name-complex="Consolas" fo:font-size="9.5pt" style:font-size-asian="9.5pt" style:font-size-complex="9.5pt"/>
    </style:style>
    <style:style style:name="T175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76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77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78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179" style:parent-style-name="Normal" style:family="paragraph">
      <style:paragraph-properties style:text-autospace="none" fo:margin-bottom="0in" fo:line-height="100%"/>
    </style:style>
    <style:style style:name="T180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81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82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83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184" style:parent-style-name="Normal" style:family="paragraph">
      <style:paragraph-properties style:text-autospace="none" fo:margin-bottom="0in" fo:line-height="100%"/>
    </style:style>
    <style:style style:name="T185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86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87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88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189" style:parent-style-name="Normal" style:family="paragraph">
      <style:paragraph-properties style:text-autospace="none" fo:margin-bottom="0in" fo:line-height="100%"/>
    </style:style>
    <style:style style:name="T190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91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92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193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P194" style:parent-style-name="Normal" style:family="paragraph">
      <style:text-properties fo:language="en" fo:country="US"/>
    </style:style>
    <style:style style:name="P195" style:parent-style-name="Normal" style:family="paragraph">
      <style:text-properties fo:language="en" fo:country="US"/>
    </style:style>
    <style:style style:name="P196" style:parent-style-name="Normal" style:family="paragraph">
      <style:paragraph-properties style:text-autospace="none" fo:margin-bottom="0in" fo:line-height="100%"/>
    </style:style>
    <style:style style:name="T197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198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99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200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01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202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03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204" style:parent-style-name="Normal" style:family="paragraph">
      <style:paragraph-properties style:text-autospace="none" fo:margin-bottom="0in" fo:line-height="100%"/>
    </style:style>
    <style:style style:name="T205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06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207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208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09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210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11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212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13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214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15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216" style:parent-style-name="Normal" style:family="paragraph">
      <style:paragraph-properties style:text-autospace="none" fo:margin-bottom="0in" fo:line-height="100%"/>
    </style:style>
    <style:style style:name="T217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18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219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20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221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22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223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24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225" style:parent-style-name="Normal" style:family="paragraph">
      <style:paragraph-properties style:text-autospace="none" fo:margin-bottom="0in" fo:line-height="100%"/>
    </style:style>
    <style:style style:name="T226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227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28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229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P230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231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/>
    </style:style>
    <style:style style:name="P232" style:parent-style-name="Normal" style:family="paragraph">
      <style:paragraph-properties style:text-autospace="none" fo:margin-bottom="0in" fo:line-height="100%"/>
      <style:text-properties style:font-name="Consolas" style:font-name-complex="Consolas" fo:color="#0000FF" fo:font-size="9.5pt" style:font-size-asian="9.5pt" style:font-size-complex="9.5pt"/>
    </style:style>
    <style:style style:name="P233" style:parent-style-name="Normal" style:family="paragraph">
      <style:paragraph-properties style:text-autospace="none" fo:margin-bottom="0in" fo:line-height="100%"/>
    </style:style>
    <style:style style:name="T234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235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36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237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38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239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40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241" style:parent-style-name="Normal" style:family="paragraph">
      <style:paragraph-properties style:text-autospace="none" fo:margin-bottom="0in" fo:line-height="100%"/>
    </style:style>
    <style:style style:name="T242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43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244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45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246" style:parent-style-name="Normal" style:family="paragraph">
      <style:paragraph-properties style:text-autospace="none" fo:margin-bottom="0in" fo:line-height="100%"/>
    </style:style>
    <style:style style:name="T247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48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249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50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251" style:parent-style-name="Normal" style:family="paragraph">
      <style:paragraph-properties style:text-autospace="none" fo:margin-bottom="0in" fo:line-height="100%"/>
    </style:style>
    <style:style style:name="T25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53" style:parent-style-name="DefaultParagraphFont" style:family="text">
      <style:text-properties style:font-name="Consolas" style:font-name-complex="Consolas" fo:font-size="9.5pt" style:font-size-asian="9.5pt" style:font-size-complex="9.5pt"/>
    </style:style>
    <style:style style:name="T25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55" style:parent-style-name="DefaultParagraphFont" style:family="text">
      <style:text-properties style:font-name="Consolas" style:font-name-complex="Consolas" fo:font-size="9.5pt" style:font-size-asian="9.5pt" style:font-size-complex="9.5pt"/>
    </style:style>
    <style:style style:name="P256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257" style:parent-style-name="Normal" style:family="paragraph">
      <style:text-properties fo:language="en" fo:country="US"/>
    </style:style>
    <style:style style:name="P258" style:parent-style-name="Normal" style:family="paragraph">
      <style:paragraph-properties style:text-autospace="none" fo:margin-bottom="0in" fo:line-height="100%"/>
    </style:style>
    <style:style style:name="T259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260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61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262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63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264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65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266" style:parent-style-name="Normal" style:family="paragraph">
      <style:paragraph-properties style:text-autospace="none" fo:margin-bottom="0in" fo:line-height="100%"/>
    </style:style>
    <style:style style:name="T267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68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269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70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271" style:parent-style-name="Normal" style:family="paragraph">
      <style:paragraph-properties style:text-autospace="none" fo:margin-bottom="0in" fo:line-height="100%"/>
    </style:style>
    <style:style style:name="T272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73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274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75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276" style:parent-style-name="Normal" style:family="paragraph">
      <style:paragraph-properties style:text-autospace="none" fo:margin-bottom="0in" fo:line-height="100%"/>
    </style:style>
    <style:style style:name="T277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78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279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80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281" style:parent-style-name="Normal" style:family="paragraph">
      <style:paragraph-properties style:text-autospace="none" fo:margin-bottom="0in" fo:line-height="100%"/>
    </style:style>
    <style:style style:name="T282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283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84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285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P286" style:parent-style-name="Normal" style:family="paragraph">
      <style:text-properties fo:language="en" fo:country="US"/>
    </style:style>
  </office:automatic-styles>
  <office:body>
    <office:text text:use-soft-page-breaks="true">
      <text:p text:style-name="P1">Tietokannan luonti</text:p>
      <text:p text:style-name="Normal">Nimi: Laiterekisteri_db</text:p>
      <text:p text:style-name="Normal">Taulujen luontilauseet:</text:p>
      <text:p text:style-name="Normal">VARASTO TAULU</text:p>
      <text:p text:style-name="P2"><text:span text:style-name="T3">CREATE</text:span><text:span text:style-name="T4"><text:s/></text:span><text:span text:style-name="T5">TABLE</text:span><text:span text:style-name="T6"><text:s/>[dbo]</text:span><text:span text:style-name="T7">.</text:span><text:span text:style-name="T8">[Varastot]</text:span><text:span text:style-name="T9">(</text:span></text:p>
      <text:p text:style-name="P10"><text:span text:style-name="T11"><text:tab/>[Varasto_ID] [int]<text:s/></text:span><text:span text:style-name="T12">IDENTITY</text:span><text:span text:style-name="T13">(</text:span><text:span text:style-name="T14">1000</text:span><text:span text:style-name="T15">,</text:span><text:span text:style-name="T16">1</text:span><text:span text:style-name="T17">)</text:span><text:span text:style-name="T18"><text:s/></text:span><text:span text:style-name="T19">NOT</text:span><text:span text:style-name="T20"><text:s/></text:span><text:span text:style-name="T21">NULL,</text:span></text:p>
      <text:p text:style-name="P22"><text:span text:style-name="T23"><text:tab/>[Varasto] [nvarchar]</text:span><text:span text:style-name="T24">(</text:span><text:span text:style-name="T25">150</text:span><text:span text:style-name="T26">)</text:span><text:span text:style-name="T27"><text:s/></text:span><text:span text:style-name="T28">NOT</text:span><text:span text:style-name="T29"><text:s/></text:span><text:span text:style-name="T30">NULL,</text:span></text:p>
      <text:p text:style-name="P31"><text:span text:style-name="T32"><text:tab/>[Osoite] [nvarchar]</text:span><text:span text:style-name="T33">(</text:span><text:span text:style-name="T34">150</text:span><text:span text:style-name="T35">)</text:span><text:span text:style-name="T36"><text:s/></text:span><text:span text:style-name="T37">NOT</text:span><text:span text:style-name="T38"><text:s/></text:span><text:span text:style-name="T39">NULL,</text:span></text:p>
      <text:p text:style-name="P40"><text:span text:style-name="T41"><text:tab/>[Postinro] [int]<text:s/></text:span><text:span text:style-name="T42">NOT</text:span><text:span text:style-name="T43"><text:s/></text:span><text:span text:style-name="T44">NULL,</text:span></text:p>
      <text:p text:style-name="P45"><text:span text:style-name="T46"><text:tab/>[Postitoimipaikka] [nvarchar]</text:span><text:span text:style-name="T47">(</text:span><text:span text:style-name="T48">50</text:span><text:span text:style-name="T49">)</text:span><text:span text:style-name="T50"><text:s/></text:span><text:span text:style-name="T51">NOT</text:span><text:span text:style-name="T52"><text:s/></text:span><text:span text:style-name="T53">NULL,</text:span></text:p>
      <text:p text:style-name="P54"><text:span text:style-name="T55"><text:tab/></text:span><text:span text:style-name="T56">[Kerros] [int]<text:s/></text:span><text:span text:style-name="T57">NULL,</text:span></text:p>
      <text:p text:style-name="P58"><text:span text:style-name="T59"><text:tab/>[Kone_Maara] [int]<text:s/></text:span><text:span text:style-name="T60">NULL,</text:span></text:p>
      <text:p text:style-name="P61"><text:span text:style-name="T62"><text:tab/>[Henkilo_Maara] [int]<text:s/></text:span><text:span text:style-name="T63">NULL,</text:span></text:p>
      <text:p text:style-name="P64"><text:span text:style-name="T65"><text:tab/></text:span><text:span text:style-name="T66">[Neliot] [int]<text:s/></text:span><text:span text:style-name="T67">NULL,</text:span></text:p>
      <text:p text:style-name="P68"><text:span text:style-name="T69"><text:tab/>[QR_Koodi] [nvarchar]</text:span><text:span text:style-name="T70">(</text:span><text:span text:style-name="T71">50</text:span><text:span text:style-name="T72">)</text:span><text:span text:style-name="T73"><text:s/></text:span><text:span text:style-name="T74">NULL</text:span></text:p>
      <text:p text:style-name="P75"><text:span text:style-name="T76">)</text:span><text:span text:style-name="T77"><text:s/></text:span><text:span text:style-name="T78">ON</text:span><text:span text:style-name="T79"><text:s/>[PRIMARY]</text:span></text:p>
      <text:p text:style-name="P80"/>
      <text:p text:style-name="P81">LAITE TAULU</text:p>
      <text:p text:style-name="P82"><text:span text:style-name="T83">CREATE</text:span><text:span text:style-name="T84"><text:s/></text:span><text:span text:style-name="T85">TABLE</text:span><text:span text:style-name="T86"><text:s/>[dbo]</text:span><text:span text:style-name="T87">.</text:span><text:span text:style-name="T88">[Laitteet]</text:span><text:span text:style-name="T89">(</text:span></text:p>
      <text:p text:style-name="P90"><text:span text:style-name="T91"><text:tab/>[Laite_ID] [int]<text:s/></text:span><text:span text:style-name="T92">IDENTITY</text:span><text:span text:style-name="T93">(</text:span><text:span text:style-name="T94">100</text:span><text:span text:style-name="T95">,</text:span><text:span text:style-name="T96">1</text:span><text:span text:style-name="T97">)</text:span><text:span text:style-name="T98"><text:s/></text:span><text:span text:style-name="T99">NOT</text:span><text:span text:style-name="T100"><text:s/></text:span><text:span text:style-name="T101">NULL,</text:span></text:p>
      <text:p text:style-name="P102"><text:span text:style-name="T103"><text:tab/>[Tyyppi] [nvarchar]</text:span><text:span text:style-name="T104">(</text:span><text:span text:style-name="T105">50</text:span><text:span text:style-name="T106">)</text:span><text:span text:style-name="T107"><text:s/></text:span><text:span text:style-name="T108">NULL,</text:span></text:p>
      <text:p text:style-name="P109"><text:span text:style-name="T110"><text:tab/>[Malli] [nvarchar]</text:span><text:span text:style-name="T111">(</text:span><text:span text:style-name="T112">150</text:span><text:span text:style-name="T113">)</text:span><text:span text:style-name="T114"><text:s/></text:span><text:span text:style-name="T115">NOT</text:span><text:span text:style-name="T116"><text:s/></text:span><text:span text:style-name="T117">NULL,</text:span></text:p>
      <text:p text:style-name="P118"><text:span text:style-name="T119"><text:tab/></text:span><text:span text:style-name="T120">[Valmistaja] [nvarchar]</text:span><text:span text:style-name="T121">(</text:span><text:span text:style-name="T122">100</text:span><text:span text:style-name="T123">)</text:span><text:span text:style-name="T124"><text:s/></text:span><text:span text:style-name="T125">NULL,</text:span></text:p>
      <text:p text:style-name="P126"><text:span text:style-name="T127"><text:tab/>[Kuvaus] [nvarchar]</text:span><text:span text:style-name="T128">(</text:span><text:span text:style-name="T129">150</text:span><text:span text:style-name="T130">)</text:span><text:span text:style-name="T131"><text:s/></text:span><text:span text:style-name="T132">NULL,</text:span></text:p>
      <text:p text:style-name="P133"><text:span text:style-name="T134"><text:tab/></text:span><text:span text:style-name="T135">[Sarjanumero] [nvarchar]</text:span><text:span text:style-name="T136">(</text:span><text:span text:style-name="T137">100</text:span><text:span text:style-name="T138">)</text:span><text:span text:style-name="T139"><text:s/></text:span><text:span text:style-name="T140">NOT</text:span><text:span text:style-name="T141"><text:s/></text:span><text:span text:style-name="T142">NULL,</text:span></text:p>
      <text:p text:style-name="P143"><text:span text:style-name="T144"><text:tab/>[Hankinta_Pvm] [date]<text:s/></text:span><text:span text:style-name="T145">NOT</text:span><text:span text:style-name="T146"><text:s/></text:span><text:span text:style-name="T147">NULL,</text:span></text:p>
      <text:p text:style-name="P148"><text:span text:style-name="T149"><text:tab/></text:span><text:span text:style-name="T150">[Takuu_Aika] [int]<text:s/></text:span><text:span text:style-name="T151">NULL,</text:span></text:p>
      <text:p text:style-name="P152"><text:span text:style-name="T153"><text:tab/>[QR_Koodi] [nchar]</text:span><text:span text:style-name="T154">(</text:span><text:span text:style-name="T155">10</text:span><text:span text:style-name="T156">)</text:span><text:span text:style-name="T157"><text:s/></text:span><text:span text:style-name="T158">NULL</text:span></text:p>
      <text:p text:style-name="P159"><text:span text:style-name="T160">)</text:span><text:span text:style-name="T161"><text:s/></text:span><text:span text:style-name="T162">ON</text:span><text:span text:style-name="T163"><text:s/>[PRIMARY]</text:span></text:p>
      <text:p text:style-name="P164"/>
      <text:p text:style-name="Normal">SIJAINTI TAULU</text:p>
      <text:p text:style-name="P165"><text:span text:style-name="T166">CREATE</text:span><text:span text:style-name="T167"><text:s/></text:span><text:span text:style-name="T168">TABLE</text:span><text:span text:style-name="T169"><text:s/>[dbo]</text:span><text:span text:style-name="T170">.</text:span><text:span text:style-name="T171">[Sijainnit]</text:span><text:span text:style-name="T172">(</text:span></text:p>
      <text:p text:style-name="P173"><text:span text:style-name="T174"><text:tab/></text:span><text:span text:style-name="T175">[Varasto_ID] [int]<text:s/></text:span><text:span text:style-name="T176">NOT</text:span><text:span text:style-name="T177"><text:s/></text:span><text:span text:style-name="T178">NULL,</text:span></text:p>
      <text:p text:style-name="P179"><text:span text:style-name="T180"><text:tab/>[Laite_ID] [int]<text:s/></text:span><text:span text:style-name="T181">NOT</text:span><text:span text:style-name="T182"><text:s/></text:span><text:span text:style-name="T183">NULL,</text:span></text:p>
      <text:p text:style-name="P184"><text:span text:style-name="T185"><text:tab/>[Pvm] [datetime]<text:s/></text:span><text:span text:style-name="T186">NOT</text:span><text:span text:style-name="T187"><text:s/></text:span><text:span text:style-name="T188">NULL</text:span></text:p>
      <text:p text:style-name="P189"><text:span text:style-name="T190">)</text:span><text:span text:style-name="T191"><text:s/></text:span><text:span text:style-name="T192">ON</text:span><text:span text:style-name="T193"><text:s/>[PRIMARY]</text:span></text:p>
      <text:p text:style-name="P194"/>
      <text:p text:style-name="P195">TAULU OHJELMILLE MITÄ FIRMALLA ON</text:p>
      <text:p text:style-name="P196"><text:span text:style-name="T197">CREATE</text:span><text:span text:style-name="T198"><text:s/></text:span><text:span text:style-name="T199">TABLE</text:span><text:span text:style-name="T200"><text:s/>[dbo]</text:span><text:span text:style-name="T201">.</text:span><text:span text:style-name="T202">[Ohjelmat]</text:span><text:span text:style-name="T203">(</text:span></text:p>
      <text:p text:style-name="P204"><text:span text:style-name="T205"><text:tab/>[Ohjelma_ID] [int]<text:s/></text:span><text:span text:style-name="T206">IDENTITY</text:span><text:span text:style-name="T207">(</text:span><text:span text:style-name="T208">1</text:span><text:span text:style-name="T209">,</text:span><text:span text:style-name="T210">1</text:span><text:span text:style-name="T211">)</text:span><text:span text:style-name="T212"><text:s/></text:span><text:span text:style-name="T213">NOT</text:span><text:span text:style-name="T214"><text:s/></text:span><text:span text:style-name="T215">NULL,</text:span></text:p>
      <text:p text:style-name="P216"><text:span text:style-name="T217"><text:tab/>[Ohjelma] [nvarchar]</text:span><text:span text:style-name="T218">(</text:span><text:span text:style-name="T219">150</text:span><text:span text:style-name="T220">)</text:span><text:span text:style-name="T221"><text:s/></text:span><text:span text:style-name="T222">NOT</text:span><text:span text:style-name="T223"><text:s/></text:span><text:span text:style-name="T224">NULL</text:span></text:p>
      <text:p text:style-name="P225"><text:span text:style-name="T226">)</text:span><text:span text:style-name="T227"><text:s/></text:span><text:span text:style-name="T228">ON</text:span><text:span text:style-name="T229"><text:s/>[PRIMARY]</text:span></text:p>
      <text:p text:style-name="P230"/>
      <text:p text:style-name="P231">MITÄ OHJELMIA ON ASENNETTU MIHINKIN LAITTEESEEN</text:p>
      <text:p text:style-name="P232"/>
      <text:p text:style-name="P233"><text:span text:style-name="T234">CREATE</text:span><text:span text:style-name="T235"><text:s/></text:span><text:span text:style-name="T236">TABLE</text:span><text:span text:style-name="T237"><text:s/>[dbo]</text:span><text:span text:style-name="T238">.</text:span><text:span text:style-name="T239">[Asennukset]</text:span><text:span text:style-name="T240">(</text:span></text:p>
      <text:p text:style-name="P241"><text:span text:style-name="T242"><text:tab/>[Ohjelma_ID] [int]<text:s/></text:span><text:span text:style-name="T243">NOT</text:span><text:span text:style-name="T244"><text:s/></text:span><text:span text:style-name="T245">NULL,</text:span></text:p>
      <text:p text:style-name="P246"><text:span text:style-name="T247"><text:tab/>[Laite_ID] [int]<text:s/></text:span><text:span text:style-name="T248">NOT</text:span><text:span text:style-name="T249"><text:s/></text:span><text:span text:style-name="T250">NULL</text:span></text:p>
      <text:p text:style-name="P251"><text:span text:style-name="T252">)</text:span><text:span text:style-name="T253"><text:s/></text:span><text:span text:style-name="T254">ON</text:span><text:span text:style-name="T255"><text:s/>[PRIMARY]</text:span></text:p>
      <text:p text:style-name="P256"/>
      <text:p text:style-name="P257">SIJAINTI TAULU</text:p>
      <text:soft-page-break/>
      <text:p text:style-name="P258"><text:span text:style-name="T259">CREATE</text:span><text:span text:style-name="T260"><text:s/></text:span><text:span text:style-name="T261">TABLE</text:span><text:span text:style-name="T262"><text:s/>[dbo]</text:span><text:span text:style-name="T263">.</text:span><text:span text:style-name="T264">[Sijainnit]</text:span><text:span text:style-name="T265">(</text:span></text:p>
      <text:p text:style-name="P266"><text:span text:style-name="T267"><text:tab/>[Varasto_ID] [int]<text:s/></text:span><text:span text:style-name="T268">NOT</text:span><text:span text:style-name="T269"><text:s/></text:span><text:span text:style-name="T270">NULL,</text:span></text:p>
      <text:p text:style-name="P271"><text:span text:style-name="T272"><text:tab/>[Laite_ID] [int]<text:s/></text:span><text:span text:style-name="T273">NOT</text:span><text:span text:style-name="T274"><text:s/></text:span><text:span text:style-name="T275">NULL,</text:span></text:p>
      <text:p text:style-name="P276"><text:span text:style-name="T277"><text:tab/>[Pvm] [datetime]<text:s/></text:span><text:span text:style-name="T278">NOT</text:span><text:span text:style-name="T279"><text:s/></text:span><text:span text:style-name="T280">NULL</text:span></text:p>
      <text:p text:style-name="P281"><text:span text:style-name="T282">)</text:span><text:span text:style-name="T283"><text:s/></text:span><text:span text:style-name="T284">ON</text:span><text:span text:style-name="T285"><text:s/>[PRIMARY]</text:span></text:p>
      <text:p text:style-name="P28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i" fo:country="FI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984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n Tilles</meta:initial-creator>
    <dc:creator>Jan Tilles</dc:creator>
    <meta:creation-date>2016-04-18T07:10:00Z</meta:creation-date>
    <dc:date>2016-04-18T08:21:00Z</dc:date>
    <meta:template xlink:href="Normal" xlink:type="simple"/>
    <meta:editing-cycles>3</meta:editing-cycles>
    <meta:editing-duration>PT4260S</meta:editing-duration>
    <meta:document-statistic meta:page-count="2" meta:paragraph-count="2" meta:word-count="157" meta:character-count="1428" meta:row-count="10" meta:non-whitespace-character-count="1273"/>
  </office:meta>
</office:document-meta>
</file>